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ffff" fo:font-size="80pt" officeooo:rsid="0007f256" officeooo:paragraph-rsid="0007f256" fo:background-color="#127622"/>
    </style:style>
    <style:style style:name="P2" style:family="paragraph" style:parent-style-name="Standard">
      <style:paragraph-properties fo:text-align="center" style:justify-single-word="false"/>
      <style:text-properties officeooo:paragraph-rsid="0007f256"/>
    </style:style>
    <style:style style:name="P3" style:family="paragraph">
      <loext:graphic-properties draw:fill-color="#000000"/>
    </style:style>
    <style:style style:name="T1" style:family="text">
      <style:text-properties officeooo:rsid="0007f256"/>
    </style:style>
    <style:style style:name="T2" style:family="text">
      <style:text-properties fo:color="#ffffff" fo:font-size="80pt" officeooo:rsid="0007f256" fo:background-color="#127622" loext:char-shading-value="0"/>
    </style:style>
    <style:style style:name="gr1" style:family="graphic">
      <style:graphic-properties draw:fill-color="#000000" draw:textarea-horizontal-align="justify" draw:textarea-vertical-align="middle" draw:auto-grow-height="false" fo:min-height="6.4992in" fo:min-width="7.6016in" style:run-through="back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1" draw:style-name="gr1" draw:text-style-name="P3" svg:width="7.6016in" svg:height="6.4996in" svg:x="-0.3437in" svg:y="0.8181in"><text:p/><text:p/><draw:enhanced-geometry svg:viewBox="0 0 21600 21600" draw:type="rectangle" draw:enhanced-path="M 0 0 L 21600 0 21600 21600 0 21600 0 0 Z N"/></draw:custom-shape></text:p>
      <text:p text:style-name="P2"><text:span text:style-name="T2">UK CABINET</text:span></text:p>
      <text:p text:style-name="P1">RETWEET</text:p>
      <text:p text:style-name="P2"><text:span text:style-name="T2">BOT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6T02:10:41.170488960</meta:creation-date>
    <dc:date>2021-07-16T02:15:31.434128818</dc:date>
    <meta:editing-duration>PT4M52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1" meta:paragraph-count="3" meta:word-count="4" meta:character-count="21" meta:non-whitespace-character-count="19"/>
  </office:meta>
</office:document-meta>
</file>